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12]-[.F1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13]-[.F1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8" office:value-type="string" calcext:value-type="string">
            <text:p>Mens. 09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0-01" calcext:value-type="date">
            <text:p>01/10/2025</text:p>
          </table:table-cell>
          <table:table-cell table:style-name="ce60" table:formula="of:=[.C14]-[.F1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8" office:value-type="string" calcext:value-type="string">
            <text:p>Mens. 10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11-03" calcext:value-type="date">
            <text:p>03/11/2025</text:p>
          </table:table-cell>
          <table:table-cell table:style-name="ce60" table:formula="of:=[.C15]-[.F1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5])" office:value-type="float" office:value="0" calcext:value-type="float">
            <text:p>-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4">00/00/0000</text:date></text:span><text:span text:style-name="MT2"><text:s/>- </text:span><text:span text:style-name="MT2"><text:time style:data-style-name="N2" text:time-value="15:28:46.23488720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28:46.24562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</meta:creation-date>
    <dc:date>2025-11-24T15:28:56.466499100</dc:date>
    <meta:print-date>2016-08-26T13:19:57</meta:print-date>
    <dc:language>pt-PT</dc:language>
    <meta:editing-cycles>592</meta:editing-cycles>
    <meta:editing-duration>PT15H22M36S</meta:editing-duration>
    <meta:printed-by>Carlos Augusto Marcicano</meta:printed-by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